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Heading_20_3">
      <style:text-properties style:font-name="PP Pier Sans Bold"/>
    </style:style>
    <style:style style:name="P2" style:family="paragraph" style:parent-style-name="Standard">
      <style:text-properties style:font-name="PP Pier Sans" officeooo:rsid="0005fc7f" officeooo:paragraph-rsid="0005fc7f"/>
    </style:style>
    <style:style style:name="P3" style:family="paragraph" style:parent-style-name="Text_20_body">
      <style:text-properties style:font-name="PP Pier Sans Bol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PP Pier Sans"/>
    </style:style>
    <style:style style:name="P8" style:family="paragraph" style:parent-style-name="Text_20_body" style:list-style-name="L2">
      <style:text-properties style:font-name="PP Pier Sans"/>
    </style:style>
    <style:style style:name="P9" style:family="paragraph" style:parent-style-name="Title">
      <style:text-properties style:font-name="PP Pier Sans Bold"/>
    </style:style>
    <style:style style:name="T1" style:family="text">
      <style:text-properties officeooo:rsid="0005fc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P Pier Sans"/>
    </style:style>
    <style:style style:name="T4" style:family="text">
      <style:text-properties style:font-name="PP Pier Sans" fo:font-weight="normal" style:font-weight-asian="normal" style:font-weight-complex="normal"/>
    </style:style>
    <style:style style:name="T5" style:family="text">
      <style:text-properties style:font-name="PP Pier Sans" officeooo:rsid="0005fc7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ier Pedragosa<text:tab/><text:tab/>–<text:tab/><text:tab/>DAW1<text:tab/><text:tab/>–<text:tab/><text:tab/>Sostenibilitat Aplicada</text:p>
      <text:p text:style-name="P2"/>
      <text:p text:style-name="P9">6.1. Contingut d'un pla de sostenibilitat</text:p>
      <text:p text:style-name="P3"/>
      <text:h text:style-name="P1" text:outline-level="3"><text:span text:style-name="Strong_20_Emphasis">1. Empresa sostenible</text:span></text:h>
      <text:p text:style-name="P4"><text:span text:style-name="T3">Una </text:span><text:span text:style-name="Strong_20_Emphasis"><text:span text:style-name="T4">empresa sostenible</text:span></text:span><text:span text:style-name="T3"> és aquella que opera de manera responsable amb l'objectiu de minimitzar el seu impacte negatiu en el medi ambient, la societat i l'economia, alhora que garanteix la seva viabilitat a llarg termini. Aquest tipus d'empresa integra principis de sostenibilitat en les seves activitats, com ara la reducció d'emissions, l'ús eficient dels recursos, la promoció de condicions laborals justes i l'impuls de pràctiques ètiques.</text:span></text:p>
      <text:p text:style-name="P4"><text:span text:style-name="T3"/></text:p>
      <text:h text:style-name="Heading_20_3" text:outline-level="3"><text:span text:style-name="Strong_20_Emphasis"><text:span text:style-name="T3">2. Pla de sostenibilitat</text:span></text:span></text:h>
      <text:p text:style-name="P4"><text:span text:style-name="T3">Un </text:span><text:span text:style-name="Strong_20_Emphasis"><text:span text:style-name="T4">pla de sostenibilitat</text:span></text:span><text:span text:style-name="T3"> és un document estratègic que defineix les accions, polítiques i objectius que una empresa implementa per assolir la sostenibilitat. Aquest pla inclou mesures concretes per reduir l'impacte ambiental, millorar el benestar social i assegurar la responsabilitat econòmica, amb un calendari i indicadors per mesurar-ne el progrés.</text:span></text:p>
      <text:p text:style-name="P4"><text:span text:style-name="T3"/></text:p>
      <text:h text:style-name="Heading_20_3" text:outline-level="3"><text:span text:style-name="Strong_20_Emphasis"><text:span text:style-name="T3">3. Aspectes inclosos en el diagnòstic inicial</text:span></text:span></text:h>
      <text:p text:style-name="P4"><text:span text:style-name="T3">El </text:span><text:span text:style-name="Strong_20_Emphasis"><text:span text:style-name="T4">diagnòstic inicial</text:span></text:span><text:span text:style-name="T3"> és una avaluació prèvia que es realitza per identificar l'estat actual de l'empresa en termes de sostenibilitat. </text:span><text:span text:style-name="T5">Alguns dels </text:span><text:span text:style-name="T3">aspectes inclosos </text:span><text:span text:style-name="T5">pod</text:span><text:span text:style-name="T3">en ser:</text:span></text:p>
      <text:list text:style-name="L1">
        <text:list-item>
          <text:p text:style-name="P6"><text:span text:style-name="Strong_20_Emphasis"><text:span text:style-name="T3">Impacte ambiental:</text:span></text:span><text:span text:style-name="T3"> Consum d'energia, aigua i materials; generació de residus; emissions de gasos d'efecte hivernacle. </text:span></text:p>
        </text:list-item>
        <text:list-item>
          <text:p text:style-name="P6"><text:span text:style-name="Strong_20_Emphasis"><text:span text:style-name="T3">Impacte social:</text:span></text:span><text:span text:style-name="T3"> Condicions laborals, igualtat de gènere, diversitat, seguretat i salut dels treballadors, relació amb la comunitat local. </text:span></text:p>
        </text:list-item>
        <text:list-item>
          <text:p text:style-name="P6"><text:span text:style-name="Strong_20_Emphasis"><text:span text:style-name="T3">Impacte econòmic:</text:span></text:span><text:span text:style-name="T3"> Viabilitat financera, gestió ètica de la cadena de subministrament, transparència en les pràctiques empresarials. </text:span></text:p>
        </text:list-item>
        <text:list-item>
          <text:p text:style-name="P6"><text:span text:style-name="Strong_20_Emphasis"><text:span text:style-name="T3">Compliment normatiu:</text:span></text:span><text:span text:style-name="T3"> Anàlisi de si l'empresa compleix amb les lleis i regulacions ambientals, socials i econòmiques. </text:span></text:p>
        </text:list-item>
        <text:list-item>
          <text:p text:style-name="P5"><text:span text:style-name="Strong_20_Emphasis"><text:span text:style-name="T3">Pràctiques actuals:</text:span></text:span><text:span text:style-name="T3"> Identificació de les accions de sostenibilitat ja implementades i les àrees de millora. </text:span></text:p>
        </text:list-item>
      </text:list>
      <text:p text:style-name="P4"><text:span text:style-name="T3"/></text:p>
      <text:h text:style-name="Heading_20_3" text:outline-level="3"><text:soft-page-break/><text:span text:style-name="Strong_20_Emphasis"><text:span text:style-name="T3">4. Objectius sostenibles</text:span></text:span></text:h>
      <text:p text:style-name="P4"><text:span text:style-name="T3">Els </text:span><text:span text:style-name="Strong_20_Emphasis"><text:span text:style-name="T4">objectius sostenibles</text:span></text:span><text:span text:style-name="T3"> són metes específiques i mesurables que una empresa estableix per avançar cap a la sostenibilitat, alineant-se amb els principis del desenvolupament sostenible. Aquests objectius solen estar inspirats en marcs globals com els Objectius de Desenvolupament Sostenible de l’ONU, i han de ser concrets </text:span><text:span text:style-name="T5">i</text:span><text:span text:style-name="T3"> amb terminis definits.</text:span></text:p>
      <text:p text:style-name="P4"><text:span text:style-name="Strong_20_Emphasis"><text:span text:style-name="T4">Exemples d’objectius sostenibles:</text:span></text:span></text:p>
      <text:list text:style-name="L2">
        <text:list-item>
          <text:p text:style-name="P7">Reduir un 30% el consum d’aigua en 3 anys. </text:p>
        </text:list-item>
        <text:list-item>
          <text:p text:style-name="P7">Assegurar que el 100% dels proveïdors compleixin estàndards ètics en 5 anys. </text:p>
        </text:list-item>
        <text:list-item>
          <text:p text:style-name="P7">Augmentar la proporció de dones en <text:span text:style-name="T1">posicions</text:span> directi<text:span text:style-name="T1">ves</text:span> fins al 40% en 2 anys. </text:p>
        </text:list-item>
        <text:list-item>
          <text:p text:style-name="P8">Aconseguir zero residus a abocador abans del 2030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0:09.042931017</meta:creation-date>
    <dc:date>2025-04-23T15:26:09.786366473</dc:date>
    <meta:editing-duration>PT6M7S</meta:editing-duration>
    <meta:editing-cycles>1</meta:editing-cycles>
    <meta:document-statistic meta:table-count="0" meta:image-count="0" meta:object-count="0" meta:page-count="2" meta:paragraph-count="20" meta:word-count="355" meta:character-count="2429" meta:non-whitespace-character-count="2089"/>
    <meta:generator>LibreOffice/24.2.7.2$Linux_X86_64 LibreOffice_project/420$Build-2</meta:generator>
  </office:meta>
</office:document-meta>
</file>